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084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. The title of the article. - Название статьи.</text:p>
      <text:p text:style-name="Text_20_body">2. The article is headlined … - Статья называется…</text:p>
      <text:p text:style-name="Text_20_body">3. The headline of the article I have read is… - Статья, которую я прочитал, называется …</text:p>
      <text:p text:style-name="Text_20_body">4. It is (en)titled… - Она называется…</text:p>
      <text:p text:style-name="P2">II 1. The author(s) of the article is (are) … - Автором(-ами) этой статьи является (являются)….</text:p>
      <text:p text:style-name="Text_20_body">2. The article is written by … - Статья написана …</text:p>
      <text:p text:style-name="Text_20_body">3. It is (was) published in … - Она (была) опубликована в …</text:p>
      <text:p text:style-name="P2">III 1. The main idea of the article is … - Основная идея статьи заключается в том, что …</text:p>
      <text:p text:style-name="Text_20_body">2. The article is about … - Статья о …</text:p>
      <text:p text:style-name="Text_20_body">3. The article is devoted to … - Статья посвящена…</text:p>
      <text:p text:style-name="Text_20_body">4. The article deals with … - Статья имеет дело с …</text:p>
      <text:p text:style-name="Text_20_body">5. The article touches upon … - Статья затрагивает …</text:p>
      <text:p text:style-name="Text_20_body">6. The purpose (aim, objective) of this article is to give … - Цель этой статьи дать …(читателям определенную информацию о …) - (the readers some information on …)</text:p>
      <text:p text:style-name="P2">IV 1. In the first part of the article the author speaks about … - В первой части статьи автор говорит о …</text:p>
      <text:p text:style-name="Text_20_body">The author shows … - Автор показывает …</text:p>
      <text:p text:style-name="Text_20_body">The author defines … - Автор определяет …</text:p>
      <text:p text:style-name="Text_20_body">The author underlines … - Автор подчеркивает …</text:p>
      <text:p text:style-name="Text_20_body">The author notes … - Автор отмечает …</text:p>
      <text:p text:style-name="Text_20_body">The author emphasizes (marks out, pints out) … - Автор выделяет …</text:p>
      <text:p text:style-name="Text_20_body">First of all it is necessary to underline… - Прежде всего необходимо подчеркнуть ….</text:p>
      <text:p text:style-name="Text_20_body"><text:span text:style-name="T1">T</text:span>he author begins with the describing … - Автор начинает с описания …</text:p>
      <text:p text:style-name="Text_20_body">According to the text … - Согласно тексту….</text:p>
      <text:p text:style-name="Text_20_body">Further the author reports (says) that … - Дальше автор сообщает, что…</text:p>
      <text:p text:style-name="Text_20_body">The author comes to the conclusion that … - В заключении автор приходит к выводу, что…</text:p>
      <text:p text:style-name="Text_20_body">The author concludes by emphasizing the fact that … - Автор заканчивает выделением такого факта, как …</text:p>
      <text:p text:style-name="P2">V 1. I find the article interesting. – Я нахожу, что статья интересна.</text:p>
      <text:p text:style-name="Text_20_body">2. I consider the article important. – Я считаю, что статья важна.</text:p>
      <text:p text:style-name="Text_20_body">3. I found the article of no valuе. - Я нахожу, что статья не имеет большой ценности.</text:p>
      <text:p text:style-name="Text_20_body">4. The article holds much new for (to) me. - Статья содержит много нового для мен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21:20:28.963046321</meta:creation-date>
    <dc:date>2023-06-18T21:29:12.849796064</dc:date>
    <meta:editing-duration>PT8M46S</meta:editing-duration>
    <meta:editing-cycles>1</meta:editing-cycles>
    <meta:document-statistic meta:table-count="0" meta:image-count="0" meta:object-count="0" meta:page-count="1" meta:paragraph-count="29" meta:word-count="375" meta:character-count="1961" meta:non-whitespace-character-count="1613"/>
    <meta:generator>LibreOffice/7.5.3.2$Linux_X86_64 LibreOffice_project/50$Build-2</meta:generator>
  </office:meta>
</office:document-meta>
</file>